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TableContents" style:family="paragraph">
      <style:text-properties fo:language="ru" fo:country="RU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TableContents" style:family="paragraph">
      <style:text-properties fo:language="ru" fo:country="RU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P12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Орлов</text:span><text:s/><text:span text:style-name="T10">Максим</text:span><text:span text:style-name="T11"><text:s/>Кириллович</text:span></text:p>
          </table:table-cell>
        </table:table-row>
        <table:table-row table:style-name="TableRow12">
          <table:table-cell table:style-name="TableCell13" table:number-columns-spanned="2">
            <text:p text:style-name="P14">Java</text:p>
          </table:table-cell>
          <table:covered-table-cell/>
        </table:table-row>
        <table:table-row table:style-name="TableRow15">
          <table:table-cell table:style-name="TableCell16">
            <text:p text:style-name="P17">Что такое переопределение метода?</text:p>
          </table:table-cell>
          <table:table-cell table:style-name="TableCell18">
            <text:p text:style-name="P19">Собственная реализация дочерним классом метода родительского класса.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Абстрактный,<text:s/>статичный, финальный,<text:s/>конкретный, вложенный.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 использовать модификатор<text:s/></text:span>final<text:span text:style-name="T28">?</text:span></text:p>
          </table:table-cell>
          <table:table-cell table:style-name="TableCell29">
            <text:p text:style-name="P30">Может применяться к переменным, методам и классам.</text:p>
            <text:p text:style-name="TableContents"><text:span text:style-name="T31">Делает переменную константой, метод не переопределяемым, а класс не наследуемым.</text:span></text:p>
          </table:table-cell>
        </table:table-row>
        <table:table-row table:style-name="TableRow32">
          <table:table-cell table:style-name="TableCell33">
            <text:p text:style-name="TableContents"><text:span text:style-name="T34">Какие есть<text:s/></text:span><text:span text:style-name="T35">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P38">Используется в конструкциях вида:</text:p>
            <text:p text:style-name="TableContents">try<text:s/>catch<text:s/>finally<text:s/><text:span text:style-name="T39">и</text:span><text:s/>try<text:s/><text:span text:style-name="T40">с</text:span><text:s/><text:span text:style-name="T41">ресурсами</text:span>.</text:p>
            <text:p text:style-name="P42">Необходим для отметки блока кода, который может содержать ошибку.</text:p>
          </table:table-cell>
        </table:table-row>
        <table:table-row table:style-name="TableRow43">
          <table:table-cell table:style-name="TableCell44">
            <text:p text:style-name="TableContents"><text:span text:style-name="T45">Какие есть стандартные реализации интерфейса<text:s/></text:span>List<text:span text:style-name="T46"><text:s/></text:span><text:span text:style-name="T47">и в каких ситуациях их нужно использовать?</text:span></text:p>
          </table:table-cell>
          <table:table-cell table:style-name="TableCell48">
            <text:p text:style-name="TableContents"><text:span text:style-name="T49">ArrayLis</text:span><text:span text:style-name="T50">t</text:span><text:span text:style-name="T51"><text:s/>–</text:span><text:span text:style-name="T52"><text:s/></text:span><text:span text:style-name="T53">хран</text:span><text:span text:style-name="T54">ение</text:span><text:span text:style-name="T55"><text:s/>элемент</text:span><text:span text:style-name="T56">ов одного типа</text:span><text:span text:style-name="T57"><text:s/>в простом массиве</text:span><text:span text:style-name="T58">.<text:s/></text:span><text:span text:style-name="T59">Быстрый поиск по индексу, медленное добавление</text:span><text:span text:style-name="T60">/</text:span><text:span text:style-name="T61">удаление элементов из середины.<text:s/></text:span></text:p>
            <text:p text:style-name="TableContents"><text:span text:style-name="T62">LinkedList</text:span><text:span text:style-name="T63"><text:s/>– хранение элементов разных типов</text:span><text:span text:style-name="T64"><text:s/>в связном списке. Поиск по индексу производится перебором, быстрое добавление</text:span><text:span text:style-name="T65">/</text:span><text:span text:style-name="T66">удаление элементов. <text:s/></text:span></text:p>
          </table:table-cell>
        </table:table-row>
        <table:table-row table:style-name="TableRow67">
          <table:table-cell table:style-name="TableCell68">
            <text:p text:style-name="P69">В чём основная идея стримов из пакета java.util.stream?</text:p>
          </table:table-cell>
          <table:table-cell table:style-name="TableCell70">
            <text:p text:style-name="P71">Упрощение<text:s/>и ускорение обработки данных, например сортировки, фильтрации и преобразования.<text:s/></text:p>
          </table:table-cell>
        </table:table-row>
        <table:table-row table:style-name="TableRow72">
          <table:table-cell table:style-name="TableCell73" table:number-columns-spanned="2">
            <text:p text:style-name="P74">Разное</text:p>
          </table:table-cell>
          <table:covered-table-cell/>
        </table:table-row>
        <table:table-row table:style-name="TableRow75">
          <table:table-cell table:style-name="TableCell76">
            <text:p text:style-name="P77">Каким критериям должна удовлетворять<text:s/>«хорошая» хэш-функция?</text:p>
          </table:table-cell>
          <table:table-cell table:style-name="TableCell78">
            <text:p text:style-name="P79">Минимальное количество коллизий при максимально быстром вычислении.</text:p>
          </table:table-cell>
        </table:table-row>
        <table:table-row table:style-name="TableRow80">
          <table:table-cell table:style-name="TableCell81">
            <text:p text:style-name="TableContents"><text:span text:style-name="T82">В чём причина популярности и широкого распространения кодировки<text:s/></text:span>UTF<text:span text:style-name="T83">-8?</text:span></text:p>
          </table:table-cell>
          <table:table-cell table:style-name="TableCell84">
            <text:p text:style-name="P85">Полная обратная<text:s/>совместимость с<text:s/>ASCII.<text:s/></text:p>
            <text:p text:style-name="P86">Может кодировать любой символ<text:s/>Юникода, как следствие, полная поддержка различных языков мира.</text:p>
            <text:p text:style-name="TableContents"><text:span text:style-name="T87">Преимущество в использовании меньшего количества байтов перед<text:s/></text:span>UTF<text:span text:style-name="T88">-16</text:span><text:span text:style-name="T89">,</text:span><text:span text:style-name="T90"><text:s/></text:span><text:span text:style-name="T91">если текст содержит в основном латиницу.</text:span></text:p>
          </table:table-cell>
        </table:table-row>
        <table:table-row table:style-name="TableRow92">
          <table:table-cell table:style-name="TableCell93">
            <text:p text:style-name="TableContents"><text:span text:style-name="T94">Сравните форматы<text:s/></text:span>XML<text:span text:style-name="T95"><text:s/></text:span><text:span text:style-name="T96">и<text:s/></text:span>JSON<text:span text:style-name="T97">.<text:s/></text:span><text:span text:style-name="T98">Когда какой использовать?</text:span></text:p>
          </table:table-cell>
          <table:table-cell table:style-name="TableCell99">
            <text:p text:style-name="TableContents"><text:span text:style-name="T100">XML</text:span><text:span text:style-name="T101"><text:s/>– язык разметки с тегами для определения элементов.<text:s/></text:span><text:span text:style-name="T102">Используется</text:span><text:span text:style-name="T103"><text:s/>для представления иерархи</text:span><text:span text:style-name="T104">ческих данных, вроде документов.<text:s/></text:span></text:p>
            <text:p text:style-name="TableContents"><text:span text:style-name="T105">JSON</text:span><text:span text:style-name="T106"><text:s/>– формат данных в виде ключ-значение.</text:span></text:p>
            <text:p text:style-name="P107">Используется<text:s/>для простого быстрого обмена данными.<text:s/></text:p>
          </table:table-cell>
        </table:table-row>
        <table:table-row table:style-name="TableRow108">
          <table:table-cell table:style-name="TableCell109">
            <text:p text:style-name="TableContents"><text:span text:style-name="T110">Опишите что будет происходить «под капотом» после ввода адреса сайта в браузере и нажатия<text:s/></text:span>Enter<text:span text:style-name="T111">?</text:span></text:p>
          </table:table-cell>
          <table:table-cell table:style-name="TableCell112">
            <text:p text:style-name="TableContents"><text:span text:style-name="T113">Браузер проверит запрос на соответствие с<text:s/></text:span>url<text:span text:style-name="T114">, при необходимости скорректирует, добавив нужный протокол. Через<text:s/></text:span>dns<text:span text:style-name="T115"><text:s/></text:span><text:span text:style-name="T116">получ</text:span><text:span text:style-name="T117">ит</text:span><text:span text:style-name="T118"><text:s/></text:span>ip<text:span text:style-name="T119"><text:s/>адрес и отправ</text:span><text:span text:style-name="T120">ит</text:span><text:span text:style-name="T121"><text:s/>на него<text:s/></text:span>get<text:span text:style-name="T122"><text:s/></text:span><text:span text:style-name="T123">запрос. Получ</text:span><text:span text:style-name="T124">ит</text:span><text:span text:style-name="T125"><text:s/>в ответ<text:s/></text:span>html<text:span text:style-name="T126"><text:s/></text:span><text:span text:style-name="T127">страницу.<text:s/></text:span>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ксим Орлов</dc:creator>
    <meta:creation-date>2017-10-20T23:40:00Z</meta:creation-date>
    <dc:date>2021-06-20T21:45:00Z</dc:date>
    <meta:template xlink:href="Normal.dotm" xlink:type="simple"/>
    <meta:editing-cycles>11</meta:editing-cycles>
    <meta:editing-duration>PT27600S</meta:editing-duration>
    <meta:document-statistic meta:page-count="1" meta:paragraph-count="50" meta:word-count="285" meta:character-count="2192" meta:row-count="97" meta:non-whitespace-character-count="1957"/>
  </office:meta>
</office:document-meta>
</file>